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F200001C5B00000EDCC8A29391.svg"/>
  <manifest:file-entry manifest:media-type="image/png" manifest:full-path="Pictures/10000201000000CB0000011E68F79B79.png"/>
  <manifest:file-entry manifest:media-type="image/svg+xml" manifest:full-path="Pictures/1001B0E8000031B8000031B84247F92A.svg"/>
  <manifest:file-entry manifest:media-type="image/png" manifest:full-path="Pictures/10000201000001E1000001E179960A98.png"/>
  <manifest:file-entry manifest:media-type="image/png" manifest:full-path="Pictures/100002010000028800000303FC18273E.png"/>
  <manifest:file-entry manifest:media-type="image/png" manifest:full-path="Pictures/100002010000011200000090AF1E3051.png"/>
  <manifest:file-entry manifest:media-type="image/svg+xml" manifest:full-path="Pictures/1000108200002363000023639D813349.svg"/>
  <manifest:file-entry manifest:media-type="image/svg+xml" manifest:full-path="Pictures/10003BDB00001C5500001C55C60EF7E2.svg"/>
  <manifest:file-entry manifest:media-type="image/png" manifest:full-path="Pictures/10000201000000AC000000A1609BF7F7.png"/>
  <manifest:file-entry manifest:media-type="image/svg+xml" manifest:full-path="Pictures/1000FBFB000014F200001D8C1BB0A059.svg"/>
  <manifest:file-entry manifest:media-type="image/png" manifest:full-path="Pictures/1000020100000156000001565099E4CB.png"/>
  <manifest:file-entry manifest:media-type="image/png" manifest:full-path="Pictures/100002010000011200000112106E76B3.png"/>
  <manifest:file-entry manifest:media-type="image/svg+xml" manifest:full-path="Pictures/1000425D00005224000061C47BA7A9B7.svg"/>
  <manifest:file-entry manifest:media-type="image/svg+xml" manifest:full-path="Pictures/10009E67000011CE000010A68C3D9376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7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2.09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1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7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7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03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Rounded_20_large_20_Arrow" draw:fill="none" draw:textarea-vertical-align="middle"/>
    </style:style>
    <style:style style:name="gr13" style:family="graphic" style:parent-style-name="standard">
      <style:graphic-properties svg:stroke-color="#000000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family="'Times New Roman'" style:font-style-name="Italic" style:font-family-generic="roman" style:font-pitch="variable" fo:font-size="24pt" fo:font-weight="normal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24pt" fo:font-weight="normal"/>
    </style:style>
    <style:style style:name="T2" style:family="text">
      <style:text-properties fo:font-family="'Times New Roman'" style:font-style-name="Italic" style:font-family-generic="roman" style:font-pitch="variable" fo:font-size="24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01cm" svg:height="1.204cm" svg:x="8.363cm" svg:y="15.089cm">
          <draw:text-box>
            <text:p><text:span text:style-name="T1">search control (trapdoors)</text:span></text:p>
          </draw:text-box>
        </draw:frame>
        <draw:frame draw:style-name="gr2" draw:text-style-name="P1" draw:layer="layout" svg:width="12.597cm" svg:height="1.204cm" svg:x="7.439cm" svg:y="16.756cm">
          <draw:text-box>
            <text:p><text:span text:style-name="T1">access control (encryption keys)</text:span></text:p>
          </draw:text-box>
        </draw:frame>
        <draw:line draw:style-name="gr3" draw:text-style-name="P2" draw:layer="layout" svg:x1="6.715cm" svg:y1="16.367cm" svg:x2="19.923cm" svg:y2="16.367cm">
          <text:p/>
        </draw:line>
        <draw:frame draw:style-name="gr4" draw:text-style-name="P1" draw:layer="layout" svg:width="4.642cm" svg:height="2.157cm" svg:x="1.632cm" svg:y="6.95cm">
          <draw:text-box>
            <text:p><text:span text:style-name="T1">encrypted</text:span></text:p>
            <text:p><text:span text:style-name="T1">documents</text:span></text:p>
          </draw:text-box>
        </draw:frame>
        <draw:frame draw:style-name="gr5" draw:text-style-name="P1" draw:layer="layout" svg:width="4.219cm" svg:height="2.157cm" svg:x="9.433cm" svg:y="10.751cm">
          <draw:text-box>
            <text:p><text:span text:style-name="T1">encrypted</text:span></text:p>
            <text:p><text:span text:style-name="T1">index</text:span></text:p>
          </draw:text-box>
        </draw:frame>
        <draw:frame draw:style-name="gr6" draw:text-style-name="P1" draw:layer="layout" svg:width="3.042cm" svg:height="2.157cm" svg:x="22.528cm" svg:y="8.301cm">
          <draw:text-box>
            <text:p><text:span text:style-name="T1">search</text:span></text:p>
            <text:p><text:span text:style-name="T1">query</text:span></text:p>
          </draw:text-box>
        </draw:frame>
        <draw:frame draw:style-name="gr7" draw:text-style-name="P1" draw:layer="layout" svg:width="3.275cm" svg:height="2.157cm" svg:x="16.502cm" svg:y="11.868cm">
          <draw:text-box>
            <text:p><text:span text:style-name="T1">top </text:span><text:span text:style-name="T2">k</text:span></text:p>
            <text:p><text:span text:style-name="T1">tags</text:span></text:p>
          </draw:text-box>
        </draw:frame>
        <draw:frame draw:style-name="gr8" draw:text-style-name="P1" draw:layer="layout" svg:width="4.689cm" svg:height="1.204cm" svg:x="1.963cm" svg:y="18.018cm">
          <draw:text-box>
            <text:p><text:span text:style-name="T1">data owner</text:span></text:p>
          </draw:text-box>
        </draw:frame>
        <draw:frame draw:style-name="gr9" draw:text-style-name="P1" draw:layer="layout" svg:width="4.456cm" svg:height="1.204cm" svg:x="21.955cm" svg:y="17.764cm">
          <draw:text-box>
            <text:p><text:span text:style-name="T1">data users</text:span></text:p>
          </draw:text-box>
        </draw:frame>
        <draw:frame draw:style-name="gr10" draw:text-style-name="P1" draw:layer="layout" svg:width="5.535cm" svg:height="2.157cm" svg:x="16.621cm" svg:y="2.653cm">
          <draw:text-box>
            <text:p><text:span text:style-name="T1">Semi-trusted</text:span></text:p>
            <text:p><text:span text:style-name="T1">cloud servers</text:span></text:p>
          </draw:text-box>
        </draw:frame>
        <draw:frame draw:style-name="gr11" draw:text-style-name="P2" draw:layer="layout" svg:width="10.795cm" svg:height="6.35cm" svg:x="9.128cm" svg:y="2.778cm">
          <draw:image xlink:href="Pictures/100002010000011200000090AF1E3051.png" xlink:type="simple" xlink:show="embed" xlink:actuate="onLoad"/>
          <draw:image xlink:href="Pictures/10001AF200001C5B00000EDCC8A29391.svg" xlink:type="simple" xlink:show="embed" xlink:actuate="onLoad">
            <text:p/>
          </draw:image>
        </draw:frame>
        <draw:path draw:style-name="gr12" draw:text-style-name="P2" draw:layer="layout" svg:width="5.46cm" svg:height="6.095cm" svg:x="17.129cm" svg:y="8.112cm" svg:viewBox="0 0 5461 6096" svg:d="M0 0c1143 3810 5461 6096 5461 6096">
          <text:p/>
        </draw:path>
        <draw:path draw:style-name="gr12" draw:text-style-name="P2" draw:layer="layout" svg:width="6.857cm" svg:height="5.46cm" svg:x="5.572cm" svg:y="7.731cm" svg:viewBox="0 0 6858 5461" svg:d="M0 5461c5276-2520 6858-5461 6858-5461">
          <text:p/>
        </draw:path>
        <draw:path draw:style-name="gr12" draw:text-style-name="P2" draw:layer="layout" svg:width="7.746cm" svg:height="5.968cm" svg:x="3.286cm" svg:y="6.588cm" svg:viewBox="0 0 7747 5969" svg:d="M0 5969c1397-4826 7747-5969 7747-5969">
          <text:p/>
        </draw:path>
        <draw:path draw:style-name="gr12" draw:text-style-name="P2" draw:layer="layout" svg:width="5.46cm" svg:height="6.73cm" svg:x="18.145cm" svg:y="6.969cm" svg:viewBox="0 0 5461 6731" svg:d="M5461 6731c-266-3984-5461-6731-5461-6731">
          <text:p/>
        </draw:path>
        <draw:frame draw:style-name="gr11" draw:text-style-name="P2" draw:layer="layout" svg:width="2.921cm" svg:height="3.429cm" svg:x="6.207cm" svg:y="4.175cm">
          <draw:image xlink:href="Pictures/100002010000028800000303FC18273E.png" xlink:type="simple" xlink:show="embed" xlink:actuate="onLoad"/>
          <draw:image xlink:href="Pictures/1000425D00005224000061C47BA7A9B7.svg" xlink:type="simple" xlink:show="embed" xlink:actuate="onLoad">
            <text:p/>
          </draw:image>
        </draw:frame>
        <draw:frame draw:style-name="gr11" draw:text-style-name="P2" draw:layer="layout" svg:width="2.894cm" svg:height="3.113cm" svg:x="18.145cm" svg:y="9.19cm">
          <draw:image xlink:href="Pictures/1000020100000156000001565099E4CB.png" xlink:type="simple" xlink:show="embed" xlink:actuate="onLoad"/>
          <draw:image xlink:href="Pictures/1000108200002363000023639D813349.svg" xlink:type="simple" xlink:show="embed" xlink:actuate="onLoad">
            <text:p/>
          </draw:image>
        </draw:frame>
        <draw:frame draw:style-name="gr11" draw:text-style-name="P2" draw:layer="layout" svg:width="4.824cm" svg:height="4.439cm" svg:x="1.889cm" svg:y="13.579cm">
          <draw:image xlink:href="Pictures/10000201000001E1000001E179960A98.png" xlink:type="simple" xlink:show="embed" xlink:actuate="onLoad"/>
          <draw:image xlink:href="Pictures/1001B0E8000031B8000031B84247F92A.svg" xlink:type="simple" xlink:show="embed" xlink:actuate="onLoad">
            <text:p/>
          </draw:image>
        </draw:frame>
        <draw:frame draw:style-name="gr11" draw:text-style-name="P2" draw:layer="layout" svg:width="2.569cm" svg:height="4.016cm" svg:x="15.83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1" draw:text-style-name="P2" draw:layer="layout" svg:width="2.569cm" svg:height="4.016cm" svg:x="13.446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1" draw:text-style-name="P2" draw:layer="layout" svg:width="2.569cm" svg:height="4.016cm" svg:x="11.045cm" svg:y="4.5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1" draw:text-style-name="P2" draw:layer="layout" svg:width="3.668cm" svg:height="3.372cm" svg:x="19.396cm" svg:y="15.543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  <draw:frame draw:style-name="gr11" draw:text-style-name="P2" draw:layer="layout" svg:width="3.668cm" svg:height="3.372cm" svg:x="22.144cm" svg:y="13.862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  <draw:frame draw:style-name="gr11" draw:text-style-name="P2" draw:layer="layout" svg:width="2.34cm" svg:height="2.464cm" svg:x="5.699cm" svg:y="5.318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  <draw:g>
          <draw:g>
            <draw:rect draw:style-name="gr13" draw:text-style-name="P2" draw:layer="layout" svg:width="1.24cm" svg:height="0.847cm" svg:x="6.002cm" svg:y="8.874cm">
              <text:p/>
            </draw:rect>
            <draw:rect draw:style-name="gr13" draw:text-style-name="P2" draw:layer="layout" svg:width="0.728cm" svg:height="0.847cm" svg:x="7.867cm" svg:y="8.875cm">
              <text:p/>
            </draw:rect>
            <draw:rect draw:style-name="gr13" draw:text-style-name="P2" draw:layer="layout" svg:width="0.727cm" svg:height="0.848cm" svg:x="8.578cm" svg:y="8.875cm">
              <text:p/>
            </draw:rect>
            <draw:rect draw:style-name="gr13" draw:text-style-name="P2" draw:layer="layout" svg:width="0.729cm" svg:height="0.848cm" svg:x="9.287cm" svg:y="8.877cm">
              <text:p/>
            </draw:rect>
            <draw:line draw:style-name="gr14" draw:text-style-name="P2" draw:layer="layout" svg:x1="7.242cm" svg:y1="9.358cm" svg:x2="7.918cm" svg:y2="9.358cm">
              <text:p/>
            </draw:line>
          </draw:g>
          <draw:g>
            <draw:rect draw:style-name="gr13" draw:text-style-name="P2" draw:layer="layout" svg:width="1.24cm" svg:height="0.848cm" svg:x="6.003cm" svg:y="9.731cm">
              <text:p/>
            </draw:rect>
            <draw:rect draw:style-name="gr13" draw:text-style-name="P2" draw:layer="layout" svg:width="0.727cm" svg:height="0.846cm" svg:x="7.868cm" svg:y="9.733cm">
              <text:p/>
            </draw:rect>
            <draw:rect draw:style-name="gr13" draw:text-style-name="P2" draw:layer="layout" svg:width="0.728cm" svg:height="0.846cm" svg:x="8.578cm" svg:y="9.734cm">
              <text:p/>
            </draw:rect>
            <draw:rect draw:style-name="gr13" draw:text-style-name="P2" draw:layer="layout" svg:width="0.727cm" svg:height="0.848cm" svg:x="9.289cm" svg:y="9.734cm">
              <text:p/>
            </draw:rect>
            <draw:line draw:style-name="gr14" draw:text-style-name="P2" draw:layer="layout" svg:x1="7.243cm" svg:y1="10.216cm" svg:x2="7.919cm" svg:y2="10.216cm">
              <text:p/>
            </draw:line>
          </draw:g>
          <draw:g>
            <draw:rect draw:style-name="gr13" draw:text-style-name="P2" draw:layer="layout" svg:width="1.241cm" svg:height="0.848cm" svg:x="6.003cm" svg:y="10.588cm">
              <text:p/>
            </draw:rect>
            <draw:rect draw:style-name="gr13" draw:text-style-name="P2" draw:layer="layout" svg:width="0.729cm" svg:height="0.848cm" svg:x="7.868cm" svg:y="10.59cm">
              <text:p/>
            </draw:rect>
            <draw:rect draw:style-name="gr13" draw:text-style-name="P2" draw:layer="layout" svg:width="0.728cm" svg:height="0.847cm" svg:x="8.579cm" svg:y="10.591cm">
              <text:p/>
            </draw:rect>
            <draw:rect draw:style-name="gr13" draw:text-style-name="P2" draw:layer="layout" svg:width="0.728cm" svg:height="0.847cm" svg:x="9.289cm" svg:y="10.592cm">
              <text:p/>
            </draw:rect>
            <draw:line draw:style-name="gr14" draw:text-style-name="P2" draw:layer="layout" svg:x1="7.244cm" svg:y1="11.073cm" svg:x2="7.92cm" svg:y2="11.073cm">
              <text:p/>
            </draw:line>
          </draw:g>
        </draw:g>
        <draw:frame draw:style-name="gr11" draw:text-style-name="P2" draw:layer="layout" svg:width="2.34cm" svg:height="2.464cm" svg:x="7.35cm" svg:y="9.712cm">
          <draw:image xlink:href="Pictures/100002010000011200000112106E76B3.png" xlink:type="simple" xlink:show="embed" xlink:actuate="onLoad"/>
          <draw:image xlink:href="Pictures/10003BDB00001C5500001C55C60EF7E2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9:20:51.237000000</meta:creation-date>
    <dc:date>2016-08-30T01:10:40.20</dc:date>
    <meta:editing-duration>PT1H4M56S</meta:editing-duration>
    <meta:editing-cycles>9</meta:editing-cycles>
    <meta:generator>OpenOffice/4.1.2$Win32 OpenOffice.org_project/412m3$Build-9782</meta:generator>
    <dc:creator>shiyu ji</dc:creator>
    <meta:document-statistic meta:object-count="44"/>
  </office:meta>
</office:document-meta>
</file>